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1857" officeooo:paragraph-rsid="00021857" style:font-weight-asian="bold" style:font-weight-complex="bold"/>
    </style:style>
    <style:style style:name="P2" style:family="paragraph" style:parent-style-name="Standard">
      <style:text-properties officeooo:rsid="00021857" officeooo:paragraph-rsid="00021857"/>
    </style:style>
    <style:style style:name="P3" style:family="paragraph" style:parent-style-name="Standard">
      <style:text-properties fo:language="ru" fo:country="RU" officeooo:rsid="000399a7" officeooo:paragraph-rsid="000ebb15"/>
    </style:style>
    <style:style style:name="P4" style:family="paragraph" style:parent-style-name="Standard">
      <style:text-properties fo:language="ru" fo:country="RU" officeooo:rsid="000399a7" officeooo:paragraph-rsid="000399a7"/>
    </style:style>
    <style:style style:name="P5" style:family="paragraph" style:parent-style-name="Standard">
      <style:text-properties fo:language="ru" fo:country="RU" officeooo:rsid="0002549b" officeooo:paragraph-rsid="0002549b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en" fo:country="US" officeooo:rsid="000c39cb"/>
    </style:style>
    <style:style style:name="T4" style:family="text">
      <style:text-properties fo:language="ru" fo:country="RU" officeooo:rsid="000c39cb"/>
    </style:style>
    <style:style style:name="T5" style:family="text">
      <style:text-properties fo:language="ru" fo:country="RU" officeooo:rsid="000ccd4b"/>
    </style:style>
    <style:style style:name="T6" style:family="text">
      <style:text-properties fo:language="ru" fo:country="RU" officeooo:rsid="000a0939"/>
    </style:style>
    <style:style style:name="T7" style:family="text">
      <style:text-properties fo:language="en" fo:country="US" officeooo:rsid="00037ed7"/>
    </style:style>
    <style:style style:name="T8" style:family="text">
      <style:text-properties fo:language="ru" fo:country="RU" officeooo:rsid="000399a7"/>
    </style:style>
    <style:style style:name="T9" style:family="text">
      <style:text-properties fo:language="en" fo:country="US" officeooo:rsid="000399a7"/>
    </style:style>
    <style:style style:name="T10" style:family="text">
      <style:text-properties officeooo:rsid="00055929"/>
    </style:style>
    <style:style style:name="T11" style:family="text">
      <style:text-properties fo:language="en" fo:country="US" officeooo:rsid="00055929"/>
    </style:style>
    <style:style style:name="T12" style:family="text">
      <style:text-properties officeooo:rsid="00055ab2"/>
    </style:style>
    <style:style style:name="T13" style:family="text">
      <style:text-properties officeooo:rsid="000ebb15"/>
    </style:style>
    <style:style style:name="T14" style:family="text">
      <style:text-properties fo:language="en" fo:country="US" officeooo:rsid="00087970"/>
    </style:style>
    <style:style style:name="T15" style:family="text">
      <style:text-properties officeooo:rsid="000293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ключение внешних библиотек к проекту в <text:span text:style-name="T1">Geany</text:span></text:p>
      <text:p text:style-name="P2"><text:span text:style-name="T1"/></text:p>
      <text:p text:style-name="P2"><text:span text:style-name="T1">1) </text:span><text:span text:style-name="T2">Скачиваем библиотеку. Если это </text:span><text:span text:style-name="T1">github, </text:span><text:span text:style-name="T2">то переходим на главную страницу, справа находим ссылку </text:span><text:span text:style-name="T1">Releases, </text:span><text:span text:style-name="T2">и скачиваем </text:span><text:span text:style-name="T1">Source code.</text:span></text:p>
      <text:p text:style-name="P2"><text:span text:style-name="T1">2) </text:span><text:span text:style-name="T2">Разархивируем исходники, перемещаем папку в директорию с </text:span><text:span text:style-name="T3">поль</text:span><text:span text:style-name="T4">з</text:span><text:span text:style-name="T3">о</text:span><text:span text:style-name="T4">вательскими</text:span><text:span text:style-name="T1"> </text:span><text:span text:style-name="T2">библиотеками, </text:span><text:span text:style-name="T5">например C:\usrlib</text:span><text:span text:style-name="T2">.</text:span></text:p>
      <text:p text:style-name="P2"><text:span text:style-name="T2">3) Компилируем библиотеку. На примере </text:span><text:span text:style-name="T1">pdcurses:</text:span></text:p>
      <text:p text:style-name="P2"><text:span text:style-name="T1">- </text:span><text:span text:style-name="T2">заходим в папку с разархивированными исходниками библиотеки;</text:span></text:p>
      <text:p text:style-name="P2"><text:span text:style-name="T2">- заходим в папку нужной платформы (под </text:span><text:span text:style-name="T1">Windows – wincon</text:span><text:span text:style-name="T2">);</text:span></text:p>
      <text:p text:style-name="P2"><text:span text:style-name="T2">- находим </text:span><text:span text:style-name="T1">makefile </text:span><text:span text:style-name="T2">под свой компилятор (просто makefile</text:span><text:span text:style-name="T4"> без расширения </text:span><text:span text:style-name="T2">под </text:span><text:span text:style-name="T1">mingw </text:span><text:span text:style-name="T2">или </text:span><text:span text:style-name="T1">cygwin, .bcc – borland, .vc – visual studio </text:span><text:span text:style-name="T6">и т.д.</text:span><text:span text:style-name="T2">)</text:span><text:span text:style-name="T1">;</text:span></text:p>
      <text:p text:style-name="P2"><text:span text:style-name="T1">- </text:span><text:span text:style-name="T2">из данной директории заходим в </text:span><text:span text:style-name="T1">powershell, </text:span><text:span text:style-name="T2">вводим </text:span><text:span text:style-name="T1">mingw-make -</text:span><text:span text:style-name="T7">f .\Makefile. </text:span><text:span text:style-name="T8">Компиляция будет производиться в ту же папку, где и лежит </text:span><text:span text:style-name="T9">Makefile.</text:span></text:p>
      <text:p text:style-name="P3">4) <text:span text:style-name="T10">Необходимо добавить пути к скомпилированной библиотеке в </text:span><text:span text:style-name="T11">Geany </text:span><text:span text:style-name="T12">для этапов компиляции и сборки проекта </text:span><text:span text:style-name="T13">(Главное меню, вкладка «Сборка»→«Установить команды сборки»)</text:span><text:span text:style-name="T11">:</text:span></text:p>
      <text:p text:style-name="P4"><text:span text:style-name="T11">- Compile: gcc -Wall -I"C:\</text:span><text:span text:style-name="T14">usrlib\</text:span><text:span text:style-name="T11">PDCurses-3.9" -c "%f"</text:span></text:p>
      <text:p text:style-name="P4"><text:span text:style-name="T11">- Build: gcc -Wall -I"C:\PDCurses-3.9" -L"C:\</text:span><text:span text:style-name="T14">usrlib</text:span><text:span text:style-name="T11">\PDCurses-3.9\wincon" -o "%e" "%f" -l:pdcurses.a</text:span></text:p>
      <text:p text:style-name="P2"><text:span text:style-name="T1"/></text:p>
      <text:p text:style-name="P2"><text:span text:style-name="T1"/></text:p>
      <text:p text:style-name="P5">Нужно быть осторожным, если установлены несколько компиляторов. Под <text:span text:style-name="T1">Windows </text:span>необходимо выставлять приоритеты компиляторов <text:span text:style-name="T15">(через окружение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5:12:03.450000000</meta:creation-date>
    <dc:date>2025-01-31T16:22:57.522000000</dc:date>
    <meta:editing-duration>PT28M1S</meta:editing-duration>
    <meta:editing-cycles>1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2" meta:word-count="157" meta:character-count="1199" meta:non-whitespace-character-count="1051"/>
  </office:meta>
</office:document-meta>
</file>